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仿宋" svg:font-family="仿宋" style:font-family-generic="modern" style:font-pitch="fixed"/>
    <style:font-face style:name="宋体-方正超大字符集" svg:font-family="宋体-方正超大字符集" style:font-family-generic="script" style:font-pitch="fixed"/>
    <style:font-face style:name="Liberation Sans1" svg:font-family="'Liberation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 style:list-style-name="L1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 style:list-style-name="L1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 style:list-style-name="L1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7" style:family="graphic" style:parent-style-name="objectwithoutfill" style:list-style-name="L1">
      <style:graphic-properties svg:stroke-color="#000000" draw:marker-end="Arrow" draw:marker-end-width="0.3cm" draw:fill="solid" draw:textarea-vertical-align="top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885cm" fo:min-width="4.83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885cm" fo:min-width="11.438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9.788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P1" style:family="paragraph">
      <style:paragraph-properties fo:text-align="center"/>
      <style:text-properties style:font-name="Times New Roman" style:font-name-asian="Times New Roman"/>
    </style:style>
    <style:style style:name="P2" style:family="paragraph">
      <loext:graphic-properties draw:fill-color="#cccccc"/>
      <style:paragraph-properties fo:text-align="center"/>
      <style:text-properties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5.486cm">
          <text:p text:style-name="P1"><text:span text:style-name="T1">就绪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3.106cm">
          <text:p text:style-name="P1"><text:span text:style-name="T1">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0.726cm">
          <text:p text:style-name="P1"><text:span text:style-name="T1">发送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28.346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0.726cm">
          <text:p text:style-name="P1"><text:span text:style-name="T1">重置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28.346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5.486cm" draw:start-shape="id1" draw:start-glue-point="8" draw:end-shape="id2" draw:end-glue-point="0" svg:d="M3098 1828v3658" svg:viewBox="0 0 1 3659">
          <text:p/>
        </draw:connector>
        <draw:connector draw:style-name="gr4" draw:text-style-name="P5" draw:layer="layout" svg:x1="3.098cm" svg:y1="7.315cm" svg:x2="3.098cm" svg:y2="13.106cm" draw:start-shape="id2" draw:start-glue-point="2" draw:end-shape="id3" draw:end-glue-point="0" svg:d="M3098 7315v5791" svg:viewBox="0 0 1 5792">
          <text:p/>
        </draw:connector>
        <draw:connector draw:style-name="gr5" draw:text-style-name="P6" draw:layer="layout" svg:x1="3.098cm" svg:y1="14.935cm" svg:x2="3.098cm" svg:y2="20.726cm" draw:start-shape="id3" draw:start-glue-point="2" draw:end-shape="id4" draw:end-glue-point="0" svg:d="M3098 14935v5791" svg:viewBox="0 0 1 5792">
          <text:p/>
        </draw:connector>
        <draw:connector draw:style-name="gr6" draw:text-style-name="P7" draw:layer="layout" svg:x1="3.098cm" svg:y1="22.555cm" svg:x2="3.098cm" svg:y2="28.346cm" draw:start-shape="id4" draw:start-glue-point="2" draw:end-shape="id5" draw:end-glue-point="0" svg:d="M3098 22555v5791" svg:viewBox="0 0 1 5792">
          <text:p/>
        </draw:connector>
        <draw:connector draw:style-name="gr7" draw:text-style-name="P8" draw:layer="layout" svg:x1="5.283cm" svg:y1="6.4cm" svg:x2="18.49cm" svg:y2="20.726cm" draw:start-shape="id2" draw:start-glue-point="1" draw:end-shape="id6" draw:end-glue-point="0" svg:d="M5283 6400h13207v14326" svg:viewBox="0 0 13208 14327">
          <text:p/>
        </draw:connector>
        <draw:connector draw:style-name="gr8" draw:text-style-name="P9" draw:layer="layout" svg:x1="5.283cm" svg:y1="14.02cm" svg:x2="18.491cm" svg:y2="14.023cm" draw:start-shape="id3" draw:start-glue-point="1" svg:d="M5283 14020h6854v3h6354" svg:viewBox="0 0 13209 4">
          <text:p/>
        </draw:connector>
        <draw:connector draw:style-name="gr8" draw:text-style-name="P9" draw:layer="layout" svg:x1="5.283cm" svg:y1="21.64cm" svg:x2="16.306cm" svg:y2="21.64cm" draw:start-shape="id4" draw:start-glue-point="1" draw:end-shape="id6" draw:end-glue-point="3" svg:d="M5283 21640h11023" svg:viewBox="0 0 11024 1">
          <text:p/>
        </draw:connector>
        <draw:connector draw:style-name="gr8" draw:text-style-name="P9" draw:layer="layout" svg:x1="18.49cm" svg:y1="22.555cm" svg:x2="18.49cm" svg:y2="28.346cm" draw:start-shape="id6" draw:start-glue-point="2" draw:end-shape="id7" draw:end-glue-point="0" svg:d="M18490 22555v5791" svg:viewBox="0 0 1 5792">
          <text:p/>
        </draw:connector>
        <draw:custom-shape draw:style-name="gr9" draw:text-style-name="P11" draw:layer="layout" svg:width="5.334cm" svg:height="2.134cm" svg:x="4.724cm" svg:y="0.914cm">
          <text:p text:style-name="P10"><text:span text:style-name="T2">创建流（发送）</text:span></text:p>
          <text:p text:style-name="P10"><text:span text:style-name="T2">对端创建双向流</text:span></text:p>
          <draw:enhanced-geometry svg:viewBox="0 0 21600 21600" draw:glue-points="10800 0 0 10800 10800 21600 21600 10800 ?f40 ?f41" draw:text-areas="0 0 21600 21600" draw:type="rectangular-callout" draw:modifiers="-5449.59700093721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11.938cm" svg:height="2.134cm" svg:x="4.724cm" svg:y="8.28cm">
          <text:p text:style-name="P12"><text:span text:style-name="T2">发送</text:span><text:span text:style-name="T3">流帧</text:span><text:span text:style-name="T2">（</text:span><text:span text:style-name="T2">STREAM</text:span><text:span text:style-name="T2">）或</text:span></text:p>
          <text:p text:style-name="P12"><text:span text:style-name="T2">流阻塞帧（</text:span><text:span text:style-name="T2">STREAM_DATA_BLOCKED</text:span><text:span text:style-name="T2">）</text:span>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-2435.17882569729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6.281cm">
          <text:p text:style-name="P10"><text:span text:style-name="T2">发送</text:span><text:span text:style-name="T3">流帧</text:span><text:span text:style-name="T2">+FIN</text:span><text:span text:style-name="T2">置位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4.282cm">
          <text:p text:style-name="P10"><text:span text:style-name="T2">接收全部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5.334cm" svg:height="1.829cm" svg:x="6.883cm" svg:y="11.27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3" draw:layer="layout" svg:width="10.287cm" svg:height="1.829cm" svg:x="6.629cm" svg:y="3.657cm">
          <text:p text:style-name="P12"><text:span text:style-name="T2">发送</text:span><text:span text:style-name="T3">流重置帧</text:span><text:span text:style-name="T2">（</text:span><text:span text:style-name="T2">RESET_STREAM</text:span><text:span text:style-name="T2">）</text:span></text:p>
          <draw:enhanced-geometry svg:viewBox="0 0 21600 21600" draw:glue-points="10800 0 0 10800 10800 21600 21600 10800 ?f40 ?f41" draw:text-areas="0 0 21600 21600" draw:type="rectangular-callout" draw:modifiers="1637.63608087092 29460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6.35cm" svg:height="1.829cm" svg:x="20.167cm" svg:y="24.282cm">
          <text:p text:style-name="P10"><text:span text:style-name="T2">接收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3" draw:layer="layout" svg:width="5.334cm" svg:height="1.829cm" svg:x="6.883cm" svg:y="18.89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仿宋" svg:font-family="仿宋" style:font-family-generic="modern" style:font-pitch="fixed"/>
    <style:font-face style:name="宋体-方正超大字符集" svg:font-family="宋体-方正超大字符集" style:font-family-generic="script" style:font-pitch="fixed"/>
    <style:font-face style:name="Liberation Sans1" svg:font-family="'Liberation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" svg:font-family="Tahoma" style:font-family-generic="swiss" style:font-pitch="variable"/>
    <style:font-face style:name="微软雅黑1" svg:font-family="微软雅黑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1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31T15:00:04.855000000</meta:creation-date>
    <dc:date>2021-07-31T17:54:26.256000000</dc:date>
    <meta:editing-duration>PT28M12S</meta:editing-duration>
    <meta:editing-cycles>6</meta:editing-cycles>
    <meta:generator>LibreOffice/6.4.3.2$Windows_X86_64 LibreOffice_project/747b5d0ebf89f41c860ec2a39efd7cb15b54f2d8</meta:generator>
    <meta:document-statistic meta:object-count="23"/>
  </office:meta>
</office:document-meta>
</file>